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WenQuanYi Zen Hei" svg:font-family="'WenQuanYi Zen Hei'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Text_20_body">
      <style:text-properties fo:language="it" fo:country="IT" officeooo:rsid="00b91e78" officeooo:paragraph-rsid="00be4fa4"/>
    </style:style>
    <style:style style:name="P2" style:family="paragraph" style:parent-style-name="Heading_20_2">
      <style:text-properties fo:language="it" fo:country="IT" officeooo:rsid="00b91e78" officeooo:paragraph-rsid="00b91e78"/>
    </style:style>
    <style:style style:name="P3" style:family="paragraph" style:parent-style-name="Text_20_body">
      <style:text-properties fo:language="it" fo:country="IT" officeooo:rsid="008972dc" officeooo:paragraph-rsid="0087d842"/>
    </style:style>
    <style:style style:name="P4" style:family="paragraph" style:parent-style-name="Text_20_body">
      <style:text-properties fo:language="it" fo:country="IT" officeooo:rsid="00bdde1e" officeooo:paragraph-rsid="00be4fa4"/>
    </style:style>
    <style:style style:name="P5" style:family="paragraph" style:parent-style-name="Text_20_body">
      <style:text-properties fo:language="it" fo:country="IT" officeooo:rsid="00c9acdd" officeooo:paragraph-rsid="00c9acdd"/>
    </style:style>
    <style:style style:name="P6" style:family="paragraph" style:parent-style-name="Standard">
      <style:text-properties fo:language="it" fo:country="IT"/>
    </style:style>
    <style:style style:name="P7" style:family="paragraph" style:parent-style-name="Text_20_body">
      <style:text-properties officeooo:rsid="00ba5af0" officeooo:paragraph-rsid="00ba5af0"/>
    </style:style>
    <style:style style:name="P8" style:family="paragraph" style:parent-style-name="Text_20_body">
      <style:text-properties officeooo:rsid="00c14400" officeooo:paragraph-rsid="00c14400"/>
    </style:style>
    <style:style style:name="P9" style:family="paragraph" style:parent-style-name="Text_20_body">
      <style:text-properties officeooo:rsid="00c14400" officeooo:paragraph-rsid="00c17a00"/>
    </style:style>
    <style:style style:name="P10" style:family="paragraph" style:parent-style-name="Text_20_body">
      <style:text-properties officeooo:rsid="00c2e942" officeooo:paragraph-rsid="00c2e942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officeooo:rsid="00cad726" style:font-style-asian="italic" style:font-style-complex="italic"/>
    </style:style>
    <style:style style:name="T2" style:family="text">
      <style:text-properties fo:font-style="italic" officeooo:rsid="00cc8e03" style:font-style-asian="italic" style:font-style-complex="italic"/>
    </style:style>
    <style:style style:name="T3" style:family="text">
      <style:text-properties fo:font-style="italic" officeooo:rsid="00dc7674" style:font-style-asian="italic" style:font-style-complex="italic"/>
    </style:style>
    <style:style style:name="T4" style:family="text">
      <style:text-properties officeooo:rsid="008ac6bb"/>
    </style:style>
    <style:style style:name="T5" style:family="text">
      <style:text-properties officeooo:rsid="00c17a00"/>
    </style:style>
    <style:style style:name="T6" style:family="text">
      <style:text-properties officeooo:rsid="00c45a19"/>
    </style:style>
    <style:style style:name="T7" style:family="text">
      <style:text-properties officeooo:rsid="00cad726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d69786" fo:background-color="#ffff00" loext:char-shading-value="0"/>
    </style:style>
    <style:style style:name="T10" style:family="text">
      <style:text-properties officeooo:rsid="00ea2473" fo:background-color="#ffff00" loext:char-shading-value="0"/>
    </style:style>
    <style:style style:name="T11" style:family="text">
      <style:text-properties officeooo:rsid="00ea618f" fo:background-color="#ffff00" loext:char-shading-value="0"/>
    </style:style>
    <style:style style:name="T12" style:family="text">
      <style:text-properties officeooo:rsid="00f123cd" fo:background-color="#ffff00" loext:char-shading-value="0"/>
    </style:style>
    <style:style style:name="T13" style:family="text">
      <style:text-properties officeooo:rsid="00f49b93" fo:background-color="#ffff00" loext:char-shading-value="0"/>
    </style:style>
    <style:style style:name="T14" style:family="text">
      <style:text-properties officeooo:rsid="00dc0d7c"/>
    </style:style>
    <style:style style:name="T15" style:family="text">
      <style:text-properties officeooo:rsid="00dc7674"/>
    </style:style>
    <style:style style:name="T16" style:family="text">
      <style:text-properties officeooo:rsid="00de0e8b"/>
    </style:style>
    <style:style style:name="T17" style:family="text">
      <style:text-properties officeooo:rsid="00e3912b"/>
    </style:style>
    <style:style style:name="T18" style:family="text">
      <style:text-properties officeooo:rsid="00e5ab72"/>
    </style:style>
    <style:style style:name="T19" style:family="text">
      <style:text-properties officeooo:rsid="00e7f002"/>
    </style:style>
    <style:style style:name="T20" style:family="text">
      <style:text-properties officeooo:rsid="00ec92f6"/>
    </style:style>
    <style:style style:name="T21" style:family="text">
      <style:text-properties officeooo:rsid="00ed5dd5"/>
    </style:style>
    <style:style style:name="T22" style:family="text">
      <style:text-properties officeooo:rsid="00ee86e4"/>
    </style:style>
    <style:style style:name="T23" style:family="text">
      <style:text-properties fo:language="it" fo:country="IT"/>
    </style:style>
    <style:style style:name="T24" style:family="text">
      <style:text-properties fo:language="it" fo:country="IT" officeooo:rsid="00bdd639"/>
    </style:style>
    <style:style style:name="T25" style:family="text">
      <style:text-properties fo:language="it" fo:country="IT" officeooo:rsid="00133868"/>
    </style:style>
    <style:style style:name="T26" style:family="text">
      <style:text-properties style:font-name="Arial" fo:font-size="16.1000003814697pt" fo:language="it" fo:country="IT" fo:font-weight="bold" officeooo:rsid="00f38a5c" style:font-name-asian="WenQuanYi Zen Hei" style:font-size-asian="16.1000003814697pt" style:font-weight-asian="bold" style:font-name-complex="Lohit Hindi2" style:font-size-complex="16.1000003814697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24">Progetto</text:span><text:span text:style-name="T23"> di </text:span><text:span text:style-name="T25">High Performance Computing 202</text:span><text:span text:style-name="T26">5</text:span><text:span text:style-name="T25">/202</text:span><text:span text:style-name="T26">6</text:span></text:h>
      <text:p text:style-name="P11"><text:span text:style-name="T8">Nome Cognome</text:span>, matr. <text:span text:style-name="T8">0000123456</text:span></text:p>
      <text:p text:style-name="P11"><text:span text:style-name="T9">x</text:span><text:span text:style-name="T11">x</text:span><text:span text:style-name="T8">/</text:span><text:span text:style-name="T9">xx</text:span><text:span text:style-name="T8">/20</text:span><text:span text:style-name="T10">2</text:span><text:span text:style-name="T13">6</text:span></text:p>
      <text:p text:style-name="P6"/>
      <text:h text:style-name="P2" text:outline-level="2">Introduzione</text:h>
      <text:p text:style-name="P4">Questo documento contiene uno schema di massima della relazione <text:span text:style-name="T14">da allegare al progetto del corso di High Performance Computing</text:span>; <text:span text:style-name="T20">lo schema è solo indicativo</text:span>, sia per i contenuti che per la forma. L'unico vincolo è che la relazione <text:span text:style-name="T14">deve avere lunghezza minore o uguale a 6 </text:span>facciate <text:span text:style-name="T14">in formato A4</text:span>. </text:p>
      <text:p text:style-name="P5">Anche se questa non è una tesi di laurea, suggerisco di prendere visione delle regole di scrittura <text:span text:style-name="T15">di una tesi </text:span>presenti nella mia pagina <text:span text:style-name="T15">Web</text:span> (<text:a xlink:type="simple" xlink:href="https://www.moreno.marzolla.name/wiki/doku.php?id=tesi:suggerimenti" text:style-name="Internet_20_link" text:visited-style-name="Visited_20_Internet_20_Link">https://www.moreno.marzolla.name/wiki/doku.php?id=tesi:suggerimenti</text:a>). <text:span text:style-name="T7">In pillole: (</text:span><text:span text:style-name="T1">i</text:span><text:span text:style-name="T7">) usare un correttore ortografico e rileggere ciò che si è scritto prima di consegnarlo; (</text:span><text:span text:style-name="T1">ii</text:span><text:span text:style-name="T7">) evitare anglicismi inutili (va bene usare termini tecnici come </text:span><text:span text:style-name="T1">ghost cell</text:span><text:span text:style-name="T7">, </text:span><text:span text:style-name="T1">speedup</text:span><text:span text:style-name="T7">, </text:span><text:span text:style-name="T1">master</text:span><text:span text:style-name="T7">, </text:span><text:span text:style-name="T1">thread</text:span><text:span text:style-name="T7">, ecc., mentre non va bene usare l'orrido “randomico”; di alcuni termini inglesi esiste una corrispondenza abbastanza naturale in italiano, che va usata: ad esempio, </text:span><text:span text:style-name="T1">performance</text:span><text:span text:style-name="T7"> si deve tradurre con “prestazioni”) (</text:span><text:span text:style-name="T1">i</text:span><text:span text:style-name="T3">ii</text:span><text:span text:style-name="T7">) evitare frasi ridondanti e ampollose (“In questa relazione andremo a considerare quelli che sono...”); (</text:span><text:span text:style-name="T1">i</text:span><text:span text:style-name="T2">v</text:span><text:span text:style-name="T7">) “perché” si scrive con l'accento acuto, “è” e “cioè” si scrivono con l'accento grave; (</text:span><text:span text:style-name="T1">v</text:span><text:span text:style-name="T7">) figure e tabelle vanno numerate e devono essere citate e commentate nel testo.</text:span> </text:p>
      <text:p text:style-name="P1"><text:span text:style-name="T16">La sezione "Introduzione" conterrà una s</text:span>intetica introduzione (indicativamente, 1-2 paragrafi) del lavoro che è stato svolto. <text:span text:style-name="T21">Non</text:span> serve ripetere le specifiche del progetto. È <text:span text:style-name="T19">ovviamente possibile aggiungere altre sezioni oltre a quelle indicate qui.</text:span></text:p>
      <text:h text:style-name="Heading_20_2" text:outline-level="2"><text:span text:style-name="T19">Versione</text:span> OpenMP</text:h>
      <text:p text:style-name="P8">Descrivere come <text:span text:style-name="T18">il programma </text:span>è stat<text:span text:style-name="T18">o</text:span> parallelizzat<text:span text:style-name="T18">o</text:span> <text:span text:style-name="T17">sfruttando </text:span>il parallelismo a memoria condivisa fornito da OpenMP; se serve è possibile aiutarsi con schemi/diagrammi. Descrivere le prestazioni del<text:span text:style-name="T5">la implementazione OpenMP in termini di scalabilità ed efficienza.</text:span></text:p>
      <text:h text:style-name="Heading_20_2" text:outline-level="2"><text:span text:style-name="T19">Versione</text:span> MPI/CUDA</text:h>
      <text:p text:style-name="P9">Descrivere come <text:span text:style-name="T18">il programma è stato parallelizzato sfruttando il parallelismo</text:span> a memoria <text:span text:style-name="T5">distribuita fornito da MPI, oppure il parallelismo massivo CUDA (solo uno dei due, a scelta)</text:span>. <text:span text:style-name="T22">Analizzare le prestazioni della soluzione proposta.</text:span></text:p>
      <text:h text:style-name="Heading_20_2" text:outline-level="2">Conclusioni</text:h>
      <text:p text:style-name="P10">Eventuali conclusioni, discussione generale dei risultati, <text:span text:style-name="T6">discussione generale sul modello ecc</text:span>.</text:p>
      <text:h text:style-name="Heading_20_2" text:outline-level="2">Riferimenti <text:span text:style-name="T4">b</text:span>ibliografici</text:h>
      <text:p text:style-name="P7">Nel caso in cui si sia consultata della documentazione, è utile indicarla nei riferimenti bibliografici. Ogni riferimento deve essere numerato, ed è necessario richiamarlo almeno una volta nel testo. Nel caso in cui non si sia consultata documentazione particolare, questa sezione può essere omessa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WenQuanYi Zen Hei" svg:font-family="'WenQuanYi Zen Hei'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Droid Sans Fallback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it" fo:country="IT" style:letter-kerning="true" style:font-name-asian="Droid Sans Fallback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ice" style:family="paragraph" style:parent-style-name="Text_20_body" style:master-page-name="">
      <loext:graphic-properties draw:fill="none" draw:fill-color="#729fcf"/>
      <style:paragraph-properties fo:margin-left="0.4in" fo:margin-right="0in" fo:margin-top="0in" fo:margin-bottom="0.0799in" style:contextual-spacing="true" fo:keep-together="always" fo:text-indent="0in" style:auto-text-indent="false" style:page-number="auto" fo:background-color="transparent" style:shadow="non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" style:font-family-asian="'Droid Sans Fallback'" style:font-family-generic-asian="modern" style:font-pitch-asian="fixed" style:font-size-asian="10.5pt" style:font-name-complex="Lohit Hindi1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23:50:48.872839003</meta:creation-date>
    <meta:editing-duration>PT44S</meta:editing-duration>
    <meta:editing-cycles>4</meta:editing-cycles>
    <meta:generator>LibreOffice/24.2.7.2$Linux_X86_64 LibreOffice_project/420$Build-2</meta:generator>
    <meta:initial-creator>Moreno Marzolla</meta:initial-creator>
    <dc:date>2025-11-20T23:25:04.802896482</dc:date>
    <meta:document-statistic meta:table-count="0" meta:image-count="0" meta:object-count="0" meta:page-count="1" meta:paragraph-count="15" meta:word-count="358" meta:character-count="2522" meta:non-whitespace-character-count="2177"/>
  </office:meta>
</office:document-meta>
</file>